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3" table:style-name="ce62">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27">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1,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1,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5-25T18:16:40Z</dc:date>
    <meta:print-date>2012-02-10T16:57:31Z</meta:print-date>
  </office:meta>
</office:document-meta>
</file>